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267.36pt"/>
    </style:style>
    <style:style style:name="co4" style:family="table-column">
      <style:table-column-properties fo:break-before="auto" style:column-width="268.1pt"/>
    </style:style>
    <style:style style:name="co5" style:family="table-column">
      <style:table-column-properties fo:break-before="auto" style:column-width="139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ison</text:p>
          </table:table-cell>
          <table:table-cell office:value-type="string" calcext:value-type="string">
            <text:p>ison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gmi</text:p>
          </table:table-cell>
          <table:table-cell office:value-type="string" calcext:value-type="string">
            <text:p>iscty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aza Strip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Åland(les 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eard-et-Îles MacDonald (l'Î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erbie (la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rab Worl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Samoa américaines (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st Asia &amp; Pacific (IDA &amp; IBRD countries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Anguill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que (l'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ntigua-et-Barbud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Arub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rmudes (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onaire, Saint-Eustache et Sab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Bouvet (l'Î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ndien (le Territoire britannique de l'océan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yman Islands (the)</text:p>
          </table:table-cell>
          <table:table-cell office:value-type="string" calcext:value-type="string">
            <text:p>Caïmans (les 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Christmas (l'Î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ocos (les Îles)/ Keeling (les 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k Islands (the)</text:p>
          </table:table-cell>
          <table:table-cell office:value-type="string" calcext:value-type="string">
            <text:p>Cook (les 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Curaça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alkland (les Îles)/Malouines (les 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roe Islands (the)</text:p>
          </table:table-cell>
          <table:table-cell office:value-type="string" calcext:value-type="string">
            <text:p>Féroé (les 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 (la 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 (la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erres australes françaises (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entral Europe and the Baltic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annel Island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aribbean small state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st Asia &amp; Pacific (excluding high income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rly-demographic divide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ast Asia &amp; Pacific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urope &amp; Central Asia (excluding high income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urope &amp; Central Asi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M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uro are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U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uropean Unio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C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ragile and conflict affected situation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igh incom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P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avily indebted poor countries (HIPC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B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BRD only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B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DA &amp; IBRD total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DA total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DA ble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D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DA only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t classifie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SV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osovo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tin America &amp; Caribbean (excluding high income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C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tin America &amp; Caribbea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D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east developed countries: UN classificatio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w incom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M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wer middle incom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M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ow &amp; middle incom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te-demographic divide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ddle East &amp; North Afric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ddle incom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N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ddle East &amp; North Africa (excluding high income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rth Americ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ECD member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ther small state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e-demographic divide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acific island small state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ost-demographic divide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outh Asi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S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ub-Saharan Africa (excluding high income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SF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ub-Saharan Afric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S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mall state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USSR (1922–1991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Kingdom of Yugoslavia (1918–1943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zechoslovakia (1918–1992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etherlands Antille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est Bank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udan (1955–2011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an Mayen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idway Island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aracel Island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ake Isla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valbar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avassa Isla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Vatican City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rance Clipperton Isla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ustralia Ashmore and Cartier Island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erbia and Montenegro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aint Helena (UK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orthern Cypru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aribbean Netherlands (Netherlands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scension Island (UK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Tristan da Cunha (UK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urope &amp; Central Asia (IDA &amp; IBRD countries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L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tin America &amp; the Caribbean (IDA &amp; IBRD countries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M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ddle East &amp; North Africa (IDA &amp; IBRD countries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S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outh Asia (IDA &amp; IBRD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S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ub-Saharan Africa (IDA &amp; IBRD countries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M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Upper middle incom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est Bank and Gaza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L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orl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orld (land only, excluding Antarctica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orld (land only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World (with water)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Yugoslavia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南斯拉夫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arvis Isla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ker Isla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lorioso Island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Howland Isla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ohnston Atoll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Juan De Nova Island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ratly Islands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ibraltar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oenland (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Guadeloupe (la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Guam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uernese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an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尔巴尼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ér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尔及利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orr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安道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entin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根廷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én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亚美尼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澳大利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rich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奥地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hamas (the)</text:p>
          </table:table-cell>
          <table:table-cell office:value-type="string" calcext:value-type="string">
            <text:p>Bahama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哈马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林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angladesh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孟加拉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arbad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巴多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élarus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白俄罗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qu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比利时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lize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伯利兹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hout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丹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玻利维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otswan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博茨瓦纳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ésil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西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unéi Darussalam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文莱达鲁萨兰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gar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保加利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urkina Faso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布基纳法索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urundi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布隆迪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Cambodge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柬埔寨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amerou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喀麦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佛得角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République centrafricain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中非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had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乍得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li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智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中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omb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哥伦比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go (the)</text:p>
          </table:table-cell>
          <table:table-cell office:value-type="string" calcext:value-type="string">
            <text:p>Congo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刚果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osta Ric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哥斯达黎加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ôte d'Ivoir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科特迪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roat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克罗地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古巴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Tchéqu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捷克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nemark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丹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吉布提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ola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安哥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ominiqu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多米尼加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minican Republic (the)</text:p>
          </table:table-cell>
          <table:table-cell office:value-type="string" calcext:value-type="string">
            <text:p>dominicaine (la Républiqu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多米尼加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Équateur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厄瓜多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Égypt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埃及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萨尔瓦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赤道几内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Érythré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厄立特里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Éthiop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埃塞俄比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idji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斐济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land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芬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法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o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加蓬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mbia (the)</text:p>
          </table:table-cell>
          <table:table-cell office:value-type="string" calcext:value-type="string">
            <text:p>Gamb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冈比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éorg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格鲁吉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n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加纳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èc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希腊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enad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格林纳达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temal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危地马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uiné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几内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an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圭亚那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海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ly See (the)</text:p>
          </table:table-cell>
          <table:table-cell office:value-type="string" calcext:value-type="string">
            <text:p>Saint-Siège (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Hong Kong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Île de Ma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Jerse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Maca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Martinique (la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Mayot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onténégro (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Montserra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 (la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iu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Norfolk (l'Î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ariannes du Nord (les 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lestine, State of</text:p>
          </table:table-cell>
          <table:table-cell office:value-type="string" calcext:value-type="string">
            <text:p>Palestine, État d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Pit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Réunion (La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Saint-Barthélemy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ainte-Hélène, Ascension et Tristan da Cunh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Saint-Martin (partie français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-et-Miquelo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sia-Pacific</text:p>
          </table:table-cell>
          <table:table-cell table:number-columns-repeated="6" office:value-type="string" calcext:value-type="string">
            <text:p>NUL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onduras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洪都拉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r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匈牙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and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冰岛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印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onés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印度尼西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q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伊拉克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and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爱尔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以色列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l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意大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aïqu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牙买加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日本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约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y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肯尼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oweït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科威特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irghizist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吉尔吉斯斯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etton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拉脱维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ib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黎巴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esotho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莱索托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ibéri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利比里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iby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拉伯利比亚民众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chtenstei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列支敦士登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uan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立陶宛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xembourg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卢森堡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马达加斯加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alawi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马拉维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aldive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马尔代夫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ali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马里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马耳他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shall Islands (the)</text:p>
          </table:table-cell>
          <table:table-cell office:value-type="string" calcext:value-type="string">
            <text:p>Marshall (Î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马绍尔群岛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毛里求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que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墨西哥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Micronésie (États fédérés d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密克罗尼西亚联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摩纳哥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ongol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蒙古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oc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摩洛哥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yanmar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缅甸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ib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纳米比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épal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尼泊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therlands (the)</text:p>
          </table:table-cell>
          <table:table-cell office:value-type="string" calcext:value-type="string">
            <text:p>Pays-Ba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荷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uvelle-Zéland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新西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caragu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尼加拉瓜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ger (the)</text:p>
          </table:table-cell>
          <table:table-cell office:value-type="string" calcext:value-type="string">
            <text:p>Niger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尼日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vèg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挪威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曼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ist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基斯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alao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帕劳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am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拿马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raguay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拉圭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érou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秘鲁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ilippines (the)</text:p>
          </table:table-cell>
          <table:table-cell office:value-type="string" calcext:value-type="string">
            <text:p>Philippine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菲律宾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ogn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波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tugal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葡萄牙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ar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卡塔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, République 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摩尔多瓦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man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罗马尼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ssian Federation (the)</text:p>
          </table:table-cell>
          <table:table-cell office:value-type="string" calcext:value-type="string">
            <text:p>Russie (la Fédération d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俄罗斯联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nd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卢旺达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圣基茨和尼维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圣卢西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Samo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萨摩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acédoine (l'ex‑République yougoslave d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前南斯拉夫的马其顿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基里巴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瑙鲁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Saint-Martin (partie néerlandais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éorgie du Sud-et-les Îles Sandwich du Sud (la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oudan du Sud (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t l'Île Jan Mayen (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iwan (Province of China)</text:p>
          </table:table-cell>
          <table:table-cell office:value-type="string" calcext:value-type="string">
            <text:p>Taïwan (Province de Chin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imor-Leste (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okelau (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urks-et-Caïcos (les 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Îles mineures éloignées des États-Unis (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Vierges britanniques (les 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rgin Islands (U.S.)</text:p>
          </table:table-cell>
          <table:table-cell office:value-type="string" calcext:value-type="string">
            <text:p>Vierges des États-Unis (les Îles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Wallis-et-Futuna 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Sahara occidental (le)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rabie saoudit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沙特阿拉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énégal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塞内加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eychelle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塞舌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ierra Leon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塞拉利昂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新加坡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én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斯洛文尼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alomon (Î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所罗门群岛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al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索马里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Afrique du Sud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南非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agn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西班牙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斯里兰卡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iname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苏里南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Swaziland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斯威士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uèd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瑞典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adjikist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塔吉克斯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ïland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泰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ogo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多哥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rinité-et-Tobago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特立尼达和多巴哥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is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突尼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qu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土耳其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énist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土库曼斯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Ouganda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乌干达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in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乌克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Tanzanie, République-Unie 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坦桑尼亚联合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États-Unis d'Amérique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美利坚合众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guay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乌拉圭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Ouzbékistan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乌兹别克斯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anuatu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瓦努阿图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委内瑞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Viet Nam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越南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éme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也门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amb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赞比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imbabwe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津巴布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uiss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瑞士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nga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汤加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图瓦卢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hanistan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富汗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rbaïdjan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塞拜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éni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贝宁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osnie-Herzégovin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波斯尼亚－黑塞哥维那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加拿大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moros (the)</text:p>
          </table:table-cell>
          <table:table-cell office:value-type="string" calcext:value-type="string">
            <text:p>Comore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科摩罗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塞浦路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Corée (la République populaire démocratique d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朝鲜民主主义人民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 (la République démocratique du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刚果民主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i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爱沙尼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llemagne (l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德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uinée-Bissau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几内亚比绍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 (République Islamique d'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伊朗伊斯兰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khst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哈萨克斯坦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o, République démocratique populair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老挝人民民主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is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马来西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auritan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毛里塔尼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ambique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莫桑比克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igéria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尼日利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apouasie-Nouvelle-Guiné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巴布亚新几内亚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orea (the Republic of)</text:p>
          </table:table-cell>
          <table:table-cell office:value-type="string" calcext:value-type="string">
            <text:p>Corée (la République d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大韩民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圣文森特和格林纳丁斯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圣马力诺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圣多美和普林西比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aqui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斯洛伐克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dan (the)</text:p>
          </table:table-cell>
          <table:table-cell office:value-type="string" calcext:value-type="string">
            <text:p>Soudan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苏丹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République arabe syrienne (la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拉伯叙利亚共和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ted Arab Emirates (the)</text:p>
          </table:table-cell>
          <table:table-cell office:value-type="string" calcext:value-type="string">
            <text:p>Émirats arabes unis (les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阿拉伯联合酋长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Royaume-Uni de Grande-Bretagne et d'Irlande du Nord (le)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大不列颠及北爱尔兰联合王国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Europe</text:p>
          </table:table-cell>
          <table:table-cell table:number-columns-repeated="6" office:value-type="string" calcext:value-type="string">
            <text:p>NU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hechnya</text:p>
          </table:table-cell>
          <table:table-cell table:number-columns-repeated="6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SimSu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20:53:10.444342687</dc:date>
    <meta:editing-duration>PT28S</meta:editing-duration>
    <meta:editing-cycles>1</meta:editing-cycles>
    <meta:document-statistic meta:table-count="1" meta:cell-count="4032" meta:object-count="0"/>
    <meta:generator>LibreOffice/6.1.5.2$Linux_X86_64 LibreOffice_project/10$Build-2</meta:generator>
  </office:meta>
</office:document-meta>
</file>